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8000002B4A4E7220F6489A7F2.png" manifest:media-type="image/png"/>
  <manifest:file-entry manifest:full-path="Pictures/100002010000051D00000194181981691727A90E.png" manifest:media-type="image/png"/>
  <manifest:file-entry manifest:full-path="Pictures/100002010000051E000002B43150B19F4B3171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696" officeooo:paragraph-rsid="000eb696"/>
    </style:style>
    <style:style style:name="P2" style:family="paragraph" style:parent-style-name="Standard">
      <style:text-properties officeooo:rsid="000f8b5f" officeooo:paragraph-rsid="000f8b5f"/>
    </style:style>
    <style:style style:name="P3" style:family="paragraph" style:parent-style-name="Standard">
      <style:text-properties officeooo:rsid="0011340b" officeooo:paragraph-rsid="001134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cm" svg:height="8.98cm" draw:z-index="0"><draw:image xlink:href="Pictures/100002010000051E000002B43150B19F4B31719B.png" xlink:type="simple" xlink:show="embed" xlink:actuate="onLoad" loext:mime-type="image/png"/></draw:frame>d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17cm" svg:height="9.021cm" draw:z-index="1"><draw:image xlink:href="Pictures/1000020100000518000002B4A4E7220F6489A7F2.png" xlink:type="simple" xlink:show="embed" xlink:actuate="onLoad" loext:mime-type="image/png"/></draw:frame>s</text:p>
      <text:p text:style-name="P2"/>
      <text:p text:style-name="P2"/>
      <text:p text:style-name="P3"/>
      <text:p text:style-name="P3"><draw:frame draw:style-name="fr1" draw:name="Image3" text:anchor-type="char" svg:width="17cm" svg:height="5.246cm" draw:z-index="2"><draw:image xlink:href="Pictures/100002010000051D00000194181981691727A90E.png" xlink:type="simple" xlink:show="embed" xlink:actuate="onLoad" loext:mime-type="image/png"/></draw:frame><text:soft-page-break/>pods are not in running stat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0:55:21.241002254</meta:creation-date>
    <dc:date>2024-03-11T11:41:03.014905660</dc:date>
    <meta:editing-duration>PT4M2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3" meta:word-count="8" meta:character-count="31" meta:non-whitespace-character-count="26"/>
  </office:meta>
</office:document-meta>
</file>